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onsolas" svg:font-family="Consolas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Header">
      <style:text-properties fo:language="en" fo:country="IN"/>
    </style:style>
    <style:style style:name="P2" style:family="paragraph" style:parent-style-name="Header">
      <style:paragraph-properties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P3" style:family="paragraph" style:parent-style-name="Normal">
      <style:text-properties fo:color="#000000" style:font-name="Consolas" fo:font-size="10.5pt" fo:language="en" fo:country="IN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P4" style:family="paragraph" style:parent-style-name="Normal">
      <style:text-properties fo:language="en" fo:country="IN"/>
    </style:style>
    <style:style style:name="P5" style:family="paragraph" style:parent-style-name="Header">
      <style:text-properties fo:font-size="10.5pt" fo:language="en" fo:country="IN" style:font-size-asian="10.5pt" style:font-size-complex="10.5pt"/>
    </style:style>
    <style:style style:name="P6" style:family="paragraph" style:parent-style-name="Normal">
      <style:text-properties fo:color="#000000" style:font-name="Consolas" fo:font-size="10.5pt" fo:language="en" fo:country="IN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P7" style:family="paragraph" style:parent-style-name="Normal">
      <style:text-properties fo:color="#000000" style:font-name="Consolas" fo:font-size="10.5pt" fo:language="en" fo:country="IN" officeooo:rsid="0015b9ed" officeooo:paragraph-rsid="0015b9ed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P8" style:family="paragraph" style:parent-style-name="Normal">
      <style:text-properties fo:color="#000000" style:font-name="Consolas" fo:font-size="10.5pt" fo:language="en" fo:country="IN" fo:font-weight="bold" officeooo:rsid="0015b9ed" officeooo:paragraph-rsid="0015b9ed" style:font-name-asian="Times New Roman" style:font-size-asian="10.5pt" style:language-asian="en" style:country-asian="IN" style:font-weight-asian="bold" style:font-name-complex="Times New Roman" style:font-size-complex="10.5pt" style:language-complex="ar" style:country-complex="SA" style:font-weight-complex="bold"/>
    </style:style>
    <style:style style:name="P9" style:family="paragraph" style:parent-style-name="Normal">
      <style:text-properties fo:color="#000000" style:font-name="Consolas" fo:font-size="10.5pt" fo:language="en" fo:country="IN" fo:font-weight="normal" officeooo:rsid="0015b9ed" officeooo:paragraph-rsid="0015b9ed" style:font-name-asian="Times New Roman" style:font-size-asian="10.5pt" style:language-asian="en" style:country-asian="IN" style:font-weight-asian="normal" style:font-name-complex="Times New Roman" style:font-size-complex="10.5pt" style:language-complex="ar" style:country-complex="SA" style:font-weight-complex="normal"/>
    </style:style>
    <style:style style:name="P10" style:family="paragraph" style:parent-style-name="Normal">
      <style:text-properties fo:color="#000000" style:font-name="Consolas" fo:font-size="12pt" fo:language="en" fo:country="IN" fo:font-weight="bold" officeooo:rsid="0015b9ed" officeooo:paragraph-rsid="0015b9ed" style:font-name-asian="Times New Roman" style:font-size-asian="12pt" style:language-asian="en" style:country-asian="IN" style:font-weight-asian="bold" style:font-name-complex="Times New Roman" style:font-size-complex="12pt" style:language-complex="ar" style:country-complex="SA" style:font-weight-complex="bold"/>
    </style:style>
    <style:style style:name="P11" style:family="paragraph" style:parent-style-name="Normal">
      <style:text-properties fo:color="#000000" style:font-name="Calibri1" fo:font-size="13pt" fo:language="en" fo:country="IN" style:text-underline-style="none" fo:font-weight="bold" officeooo:rsid="0015b9ed" officeooo:paragraph-rsid="0015b9ed" style:font-name-asian="Times New Roman" style:font-size-asian="13pt" style:language-asian="en" style:country-asian="IN" style:font-weight-asian="bold" style:font-name-complex="Times New Roman" style:font-size-complex="13pt" style:language-complex="ar" style:country-complex="SA" style:font-weight-complex="bold"/>
    </style:style>
    <style:style style:name="P12" style:family="paragraph" style:parent-style-name="Normal" style:master-page-name="MP0">
      <style:paragraph-properties style:page-number="auto" fo:break-before="page"/>
      <style:text-properties fo:color="#d4d4d4" style:font-name="Consolas" fo:font-size="10.5pt" fo:language="en" fo:country="IN" officeooo:rsid="0015b9ed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T1" style:family="text">
      <style:text-properties fo:language="en" fo:country="IN"/>
    </style:style>
    <style:style style:name="T2" style:family="text">
      <style:text-properties fo:font-size="10pt" fo:language="en" fo:country="IN" style:font-size-asian="10pt" style:font-size-complex="10pt"/>
    </style:style>
    <style:style style:name="T3" style:family="text">
      <style:text-properties fo:font-size="11pt" fo:language="en" fo:country="IN" style:font-size-asian="11pt" style:font-size-complex="11pt"/>
    </style:style>
    <style:style style:name="T4" style:family="text">
      <style:text-properties fo:font-size="10.5pt" fo:language="en" fo:country="IN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1">Program to add ten numbers and display result</text:p>
      <text:p text:style-name="P10"/>
      <text:p text:style-name="P8">Code:</text:p>
      <text:p text:style-name="P3">sum=0</text:p>
      <text:p text:style-name="P3">for i in range(10):</text:p>
      <text:p text:style-name="P3"><text:tab/>x=int(input("Enter number 1"))<text:tab/></text:p>
      <text:p text:style-name="P3"><text:tab/>sum+=x</text:p>
      <text:p text:style-name="P3">print("The sum is ",sum)</text:p>
      <text:p text:style-name="P3"/>
      <text:p text:style-name="P8">Output:</text:p>
      <text:p text:style-name="P9">Enter number 10</text:p>
      <text:p text:style-name="P9">Enter number 20</text:p>
      <text:p text:style-name="P9">Enter number 30</text:p>
      <text:p text:style-name="P9">Enter number 40</text:p>
      <text:p text:style-name="P9">Enter number 50</text:p>
      <text:p text:style-name="P9">Enter number 60</text:p>
      <text:p text:style-name="P9">Enter number 70</text:p>
      <text:p text:style-name="P9">Enter number 80</text:p>
      <text:p text:style-name="P9">Enter number 90</text:p>
      <text:p text:style-name="P9">Enter number 100</text:p>
      <text:p text:style-name="P9">The sum is <text:s/>550</text:p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onsolas" svg:font-family="Consolas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en" fo:country="GB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.5pt" fo:language="en" fo:country="IN" style:font-size-asian="10.5pt" style:font-size-complex="10.5pt"/>
    </style:style>
    <style:style style:name="MP2" style:family="paragraph" style:parent-style-name="Header">
      <style:paragraph-properties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MP3" style:family="paragraph" style:parent-style-name="Header">
      <style:text-properties fo:language="en" fo:country="IN"/>
    </style:style>
    <style:style style:name="MT1" style:family="text">
      <style:text-properties fo:font-size="10.5pt" fo:language="en" fo:country="IN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cm" fo:margin-bottom="0.10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87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><text:span text:style-name="Default_20_Paragraph_20_Font"><text:span text:style-name="MT1">Gokul Krishna R<text:tab/>Program 2a<text:tab/>12/10/2022</text:span></text:span></text:p>
        <text:p text:style-name="MP1">20220040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Rahul Krishna.R</meta:initial-creator>
    <meta:creation-date>2022-11-16T01:46:00Z</meta:creation-date>
    <dc:date>2022-11-16T13:45:42.630704131</dc:date>
    <meta:editing-cycles>2</meta:editing-cycles>
    <meta:editing-duration>PT9M45S</meta:editing-duration>
    <meta:document-statistic meta:table-count="0" meta:image-count="0" meta:object-count="0" meta:page-count="1" meta:paragraph-count="21" meta:word-count="64" meta:character-count="355" meta:non-whitespace-character-count="308"/>
    <meta:template xlink:type="simple" xlink:actuate="onRequest" xlink:title="" xlink:href="Normal"/>
  </office:meta>
</office:document-meta>
</file>